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B20DB9D71BCB7324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2" text:anchor-type="as-char" svg:width="5.5457in" draw:z-index="0"><draw:text-box fo:min-height="3.3854in"><text:p text:style-name="Figure"><draw:frame draw:style-name="fr2" draw:name="graphics2" text:anchor-type="paragraph" svg:width="5.2063in" svg:height="4.3339in" draw:z-index="1"><draw:image xlink:href="Pictures/1000020100000322000002B20DB9D71BCB732434.png" xlink:type="simple" xlink:show="embed" xlink:actuate="onLoad" loext:mime-type="image/png"/></draw:fram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4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37:25.911970715</meta:creation-date>
    <dc:date>2020-07-30T14:40:20.045282589</dc:date>
    <meta:editing-duration>PT2M53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